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8bb" officeooo:paragraph-rsid="000388bb"/>
    </style:style>
    <style:style style:name="P2" style:family="paragraph" style:parent-style-name="Standard">
      <style:paragraph-properties fo:text-align="center" style:justify-single-word="false"/>
      <style:text-properties officeooo:rsid="000388bb" officeooo:paragraph-rsid="000388bb"/>
    </style:style>
    <style:style style:name="P3" style:family="paragraph" style:parent-style-name="Standard">
      <style:paragraph-properties fo:text-align="center" style:justify-single-word="false"/>
      <style:text-properties officeooo:rsid="000388bb" officeooo:paragraph-rsid="0004a1ce"/>
    </style:style>
    <style:style style:name="P4" style:family="paragraph" style:parent-style-name="Standard">
      <style:paragraph-properties fo:text-align="center" style:justify-single-word="false"/>
      <style:text-properties officeooo:rsid="000388bb" officeooo:paragraph-rsid="000692d8"/>
    </style:style>
    <style:style style:name="P5" style:family="paragraph" style:parent-style-name="Standard">
      <style:paragraph-properties fo:text-align="center" style:justify-single-word="false"/>
      <style:text-properties officeooo:rsid="000388bb" officeooo:paragraph-rsid="00073569"/>
    </style:style>
    <style:style style:name="P6" style:family="paragraph" style:parent-style-name="Standard">
      <style:paragraph-properties fo:text-align="start" style:justify-single-word="false"/>
      <style:text-properties officeooo:rsid="000388bb" officeooo:paragraph-rsid="000388bb"/>
    </style:style>
    <style:style style:name="P7" style:family="paragraph" style:parent-style-name="Standard">
      <style:paragraph-properties fo:text-align="start" style:justify-single-word="false"/>
      <style:text-properties officeooo:rsid="000388bb" officeooo:paragraph-rsid="0004a1ce"/>
    </style:style>
    <style:style style:name="P8" style:family="paragraph" style:parent-style-name="Standard">
      <style:paragraph-properties fo:text-align="start" style:justify-single-word="false"/>
      <style:text-properties officeooo:rsid="000388bb" officeooo:paragraph-rsid="000692d8"/>
    </style:style>
    <style:style style:name="P9" style:family="paragraph" style:parent-style-name="Standard">
      <style:paragraph-properties fo:text-align="start" style:justify-single-word="false"/>
      <style:text-properties officeooo:rsid="000388bb" officeooo:paragraph-rsid="00073569"/>
    </style:style>
    <style:style style:name="P10" style:family="paragraph" style:parent-style-name="Standard">
      <style:paragraph-properties fo:text-align="start" style:justify-single-word="false"/>
      <style:text-properties officeooo:rsid="000388bb" officeooo:paragraph-rsid="00086c1a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388bb" officeooo:paragraph-rsid="000388b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388bb" officeooo:paragraph-rsid="000388b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388bb" officeooo:paragraph-rsid="0004a1c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388bb" officeooo:paragraph-rsid="000692d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388bb" officeooo:paragraph-rsid="0007356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388bb" officeooo:paragraph-rsid="00086c1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</text:span> Pankaj Ashokrao Hadole <text:s text:c="24"/><text:span text:style-name="T1">Roll No : </text:span>IT3275</text:p>
      <text:p text:style-name="P1"><text:span text:style-name="T1">Subject</text:span> : Computer Complexity And Algorithm</text:p>
      <text:p text:style-name="Horizontal_20_Line"/>
      <text:p text:style-name="P1"/>
      <text:p text:style-name="P2"><text:span text:style-name="T1">Assignment No : 1</text:span> </text:p>
      <text:p text:style-name="P2"/>
      <text:p text:style-name="P6"><text:span text:style-name="T1">Aim : Write a program to implement Quick sort algorithm for sorting a list of integers in ascending order .</text:span></text:p>
      <text:p text:style-name="P6"><text:span text:style-name="T1"/></text:p>
      <text:p text:style-name="P6"><text:span text:style-name="T1">Programme : </text:span></text:p>
      <text:p text:style-name="P6"><text:span text:style-name="T1"><text:s text:c="5"/></text:span></text:p>
      <text:p text:style-name="P6"><text:span text:style-name="T1"><text:s/></text:span><text:span text:style-name="T2">#include &lt;iostream&gt;</text:span></text:p>
      <text:p text:style-name="P6"><text:span text:style-name="T2">#include &lt;vector&gt;</text:span></text:p>
      <text:p text:style-name="P6"><text:span text:style-name="T2"/></text:p>
      <text:p text:style-name="P6"><text:span text:style-name="T2">void quickSort(std::vector&lt;int&gt;&amp; arr, int left, int right) {</text:span></text:p>
      <text:p text:style-name="P6"><text:span text:style-name="T2"><text:s text:c="4"/>if (left &lt; right) {</text:span></text:p>
      <text:p text:style-name="P6"><text:span text:style-name="T2"><text:s text:c="8"/>int pivot = arr[right]; // Choose the rightmost element as the pivot</text:span></text:p>
      <text:p text:style-name="P6"><text:span text:style-name="T2"><text:s text:c="8"/>int i = left - 1; // Pointer for the smaller element</text:span></text:p>
      <text:p text:style-name="P6"><text:span text:style-name="T2"/></text:p>
      <text:p text:style-name="P6"><text:span text:style-name="T2"><text:s text:c="8"/>for (int j = left; j &lt; right; j++) {</text:span></text:p>
      <text:p text:style-name="P6"><text:span text:style-name="T2"><text:s text:c="12"/>// If current element is smaller than or equal to pivot</text:span></text:p>
      <text:p text:style-name="P6"><text:span text:style-name="T2"><text:s text:c="12"/>if (arr[j] &lt;= pivot) {</text:span></text:p>
      <text:p text:style-name="P6"><text:span text:style-name="T2"><text:s text:c="16"/>i++; // Increment index of smaller element</text:span></text:p>
      <text:p text:style-name="P6"><text:span text:style-name="T2"><text:s text:c="16"/>std::swap(arr[i], arr[j]); // Swap</text:span></text:p>
      <text:p text:style-name="P6"><text:span text:style-name="T2"><text:s text:c="12"/>}</text:span></text:p>
      <text:p text:style-name="P6"><text:span text:style-name="T2"><text:s text:c="8"/>}</text:span></text:p>
      <text:p text:style-name="P6"><text:span text:style-name="T2"><text:s text:c="8"/>std::swap(arr[i + 1], arr[right]); // Swap pivot to the correct position</text:span></text:p>
      <text:p text:style-name="P6"><text:span text:style-name="T2"><text:s text:c="8"/>int partitionIndex = i + 1; // Partition index</text:span></text:p>
      <text:p text:style-name="P6"><text:span text:style-name="T2"/></text:p>
      <text:p text:style-name="P6"><text:span text:style-name="T2"><text:s text:c="8"/>// Recursively sort elements before and after partition</text:span></text:p>
      <text:p text:style-name="P6"><text:span text:style-name="T2"><text:s text:c="8"/>quickSort(arr, left, partitionIndex - 1);</text:span></text:p>
      <text:p text:style-name="P6"><text:span text:style-name="T2"><text:s text:c="8"/>quickSort(arr, partitionIndex + 1, right);</text:span></text:p>
      <text:p text:style-name="P6"><text:span text:style-name="T2"><text:s text:c="4"/>}</text:span></text:p>
      <text:p text:style-name="P6"><text:span text:style-name="T2">}</text:span></text:p>
      <text:p text:style-name="P6"><text:span text:style-name="T2"/></text:p>
      <text:p text:style-name="P6"><text:span text:style-name="T2">int main() {</text:span></text:p>
      <text:p text:style-name="P6"><text:span text:style-name="T2"><text:s text:c="4"/>std::vector&lt;int&gt; arr = {3, 6, 8, 10, 1, 2, 1};</text:span></text:p>
      <text:p text:style-name="P6"><text:span text:style-name="T2"><text:s text:c="4"/></text:span></text:p>
      <text:p text:style-name="P6"><text:span text:style-name="T2"><text:s text:c="4"/>quickSort(arr, 0, arr.size() - 1);</text:span></text:p>
      <text:p text:style-name="P6"><text:span text:style-name="T2"><text:s text:c="4"/></text:span></text:p>
      <text:p text:style-name="P6"><text:span text:style-name="T2"><text:s text:c="4"/>std::cout &lt;&lt; "Sorted array: ";</text:span></text:p>
      <text:p text:style-name="P6"><text:span text:style-name="T2"><text:s text:c="4"/>for (int num : arr) {</text:span></text:p>
      <text:p text:style-name="P6"><text:span text:style-name="T2"><text:s text:c="8"/>std::cout &lt;&lt; num &lt;&lt; " ";</text:span></text:p>
      <text:p text:style-name="P6"><text:span text:style-name="T2"><text:s text:c="4"/>}</text:span></text:p>
      <text:p text:style-name="P6"><text:span text:style-name="T2"><text:s text:c="4"/>std::cout &lt;&lt; std::endl;</text:span></text:p>
      <text:p text:style-name="P6"><text:span text:style-name="T2"/></text:p>
      <text:p text:style-name="P6"><text:span text:style-name="T2"><text:s text:c="4"/>return 0;</text:span></text:p>
      <text:p text:style-name="P6"><text:span text:style-name="T2">}</text:span></text:p>
      <text:p text:style-name="P6"><text:span text:style-name="T2"/></text:p>
      <text:p text:style-name="P6"><text:span text:style-name="T1">Output :</text:span><text:span text:style-name="T2"> </text:span></text:p>
      <text:p text:style-name="P6"><text:span text:style-name="T2">Sorted array: 1 1 2 3 6 8 10 </text:span></text:p>
      <text:p text:style-name="P2"><text:span text:style-name="T1"/></text:p>
      <text:p text:style-name="P2"><text:soft-page-break/><text:span text:style-name="T1">Assignment No : 2</text:span> </text:p>
      <text:p text:style-name="P2"/>
      <text:p text:style-name="P6"><text:span text:style-name="T1">Aim : Implement Merge sort algorithm for sorting a list of integers in ascending order.</text:span></text:p>
      <text:p text:style-name="P6"><text:span text:style-name="T1"/></text:p>
      <text:p text:style-name="P6"><text:span text:style-name="T1">Programme : </text:span></text:p>
      <text:p text:style-name="P6"><text:span text:style-name="T1"/></text:p>
      <text:p text:style-name="P12">#include &lt;iostream&gt;</text:p>
      <text:p text:style-name="P12">#include &lt;vector&gt;</text:p>
      <text:p text:style-name="P12"/>
      <text:p text:style-name="P12">void merge(std::vector&lt;int&gt;&amp; arr, int left, int mid, int right) {</text:p>
      <text:p text:style-name="P12"><text:s text:c="4"/>// Create temporary vectors to hold the two halves</text:p>
      <text:p text:style-name="P12"><text:s text:c="4"/>int n1 = mid - left + 1;</text:p>
      <text:p text:style-name="P12"><text:s text:c="4"/>int n2 = right - mid;</text:p>
      <text:p text:style-name="P12"/>
      <text:p text:style-name="P12"><text:s text:c="4"/>std::vector&lt;int&gt; L(n1), R(n2);</text:p>
      <text:p text:style-name="P12"/>
      <text:p text:style-name="P12"><text:s text:c="4"/>for (int i = 0; i &lt; n1; i++)</text:p>
      <text:p text:style-name="P12"><text:s text:c="8"/>L[i] = arr[left + i];</text:p>
      <text:p text:style-name="P12"><text:s text:c="4"/>for (int j = 0; j &lt; n2; j++)</text:p>
      <text:p text:style-name="P12"><text:s text:c="8"/>R[j] = arr[mid + 1 + j];</text:p>
      <text:p text:style-name="P12"/>
      <text:p text:style-name="P12"><text:s text:c="4"/>// Merge the temporary vectors back into arr[left..right]</text:p>
      <text:p text:style-name="P12"><text:s text:c="4"/>int i = 0, j = 0, k = left;</text:p>
      <text:p text:style-name="P12"/>
      <text:p text:style-name="P12"><text:s text:c="4"/>while (i &lt; n1 &amp;&amp; j &lt; n2) {</text:p>
      <text:p text:style-name="P12"><text:s text:c="8"/>if (L[i] &lt;= R[j]) {</text:p>
      <text:p text:style-name="P12"><text:s text:c="12"/>arr[k] = L[i];</text:p>
      <text:p text:style-name="P12"><text:s text:c="12"/>i++;</text:p>
      <text:p text:style-name="P12"><text:s text:c="8"/>} else {</text:p>
      <text:p text:style-name="P12"><text:s text:c="12"/>arr[k] = R[j];</text:p>
      <text:p text:style-name="P12"><text:s text:c="12"/>j++;</text:p>
      <text:p text:style-name="P12"><text:s text:c="8"/>}</text:p>
      <text:p text:style-name="P12"><text:s text:c="8"/>k++;</text:p>
      <text:p text:style-name="P12"><text:s text:c="4"/>}</text:p>
      <text:p text:style-name="P12"/>
      <text:p text:style-name="P12"><text:s text:c="4"/>// Copy the remaining elements of L[], if any</text:p>
      <text:p text:style-name="P12"><text:s text:c="4"/>while (i &lt; n1) {</text:p>
      <text:p text:style-name="P12"><text:s text:c="8"/>arr[k] = L[i];</text:p>
      <text:p text:style-name="P12"><text:s text:c="8"/>i++;</text:p>
      <text:p text:style-name="P12"><text:s text:c="8"/>k++;</text:p>
      <text:p text:style-name="P12"><text:s text:c="4"/>}</text:p>
      <text:p text:style-name="P12"/>
      <text:p text:style-name="P12"><text:s text:c="4"/>// Copy the remaining elements of R[], if any</text:p>
      <text:p text:style-name="P12"><text:s text:c="4"/>while (j &lt; n2) {</text:p>
      <text:p text:style-name="P12"><text:s text:c="8"/>arr[k] = R[j];</text:p>
      <text:p text:style-name="P12"><text:s text:c="8"/>j++;</text:p>
      <text:p text:style-name="P12"><text:s text:c="8"/>k++;</text:p>
      <text:p text:style-name="P12"><text:s text:c="4"/>}</text:p>
      <text:p text:style-name="P12">}</text:p>
      <text:p text:style-name="P12"/>
      <text:p text:style-name="P12">void mergeSort(std::vector&lt;int&gt;&amp; arr, int left, int right) {</text:p>
      <text:p text:style-name="P12"><text:s text:c="4"/>if (left &lt; right) {</text:p>
      <text:p text:style-name="P12"><text:soft-page-break/><text:s text:c="8"/>int mid = left + (right - left) / 2; // Find the mid point</text:p>
      <text:p text:style-name="P12"/>
      <text:p text:style-name="P12"><text:s text:c="8"/>// Recursively sort the first and second halves</text:p>
      <text:p text:style-name="P12"><text:s text:c="8"/>mergeSort(arr, left, mid);</text:p>
      <text:p text:style-name="P12"><text:s text:c="8"/>mergeSort(arr, mid + 1, right);</text:p>
      <text:p text:style-name="P12"><text:s text:c="8"/>merge(arr, left, mid, right);</text:p>
      <text:p text:style-name="P12"><text:s text:c="4"/>}</text:p>
      <text:p text:style-name="P12">}</text:p>
      <text:p text:style-name="P12"/>
      <text:p text:style-name="P12">int main() {</text:p>
      <text:p text:style-name="P12"><text:s text:c="4"/>std::vector&lt;int&gt; arr = {38, 27, 43, 3, 9, 82, 10};</text:p>
      <text:p text:style-name="P12"/>
      <text:p text:style-name="P12"><text:s text:c="4"/>mergeSort(arr, 0, arr.size() - 1);</text:p>
      <text:p text:style-name="P12"/>
      <text:p text:style-name="P12"><text:s text:c="4"/>std::cout &lt;&lt; "Sorted array: ";</text:p>
      <text:p text:style-name="P12"><text:s text:c="4"/>for (int num : arr) {</text:p>
      <text:p text:style-name="P12"><text:s text:c="8"/>std::cout &lt;&lt; num &lt;&lt; " ";</text:p>
      <text:p text:style-name="P12"><text:s text:c="4"/>}</text:p>
      <text:p text:style-name="P12"><text:s text:c="4"/>std::cout &lt;&lt; std::endl;</text:p>
      <text:p text:style-name="P12"/>
      <text:p text:style-name="P12"><text:s text:c="4"/>return 0;</text:p>
      <text:p text:style-name="P12">}</text:p>
      <text:p text:style-name="P12"/>
      <text:p text:style-name="P6"><text:span text:style-name="T1">Output :</text:span></text:p>
      <text:p text:style-name="P6"><text:span text:style-name="T1"/></text:p>
      <text:p text:style-name="P12">Sorted array: 3 9 10 27 38 43 82 </text:p>
      <text:p text:style-name="P12"/>
      <text:p text:style-name="P12"/>
      <text:p text:style-name="P2"><text:span text:style-name="T1">Assignment No : 3</text:span></text:p>
      <text:p text:style-name="P2"/>
      <text:p text:style-name="P6"><text:span text:style-name="T1">Aim : Write a program to find Maximum and Minimum element in an array using Divide and</text:span></text:p>
      <text:p text:style-name="P6"><text:span text:style-name="T1">Conquer strategy .</text:span></text:p>
      <text:p text:style-name="P6"><text:span text:style-name="T1"/></text:p>
      <text:p text:style-name="P12"><text:span text:style-name="T1">Programme : </text:span></text:p>
      <text:p text:style-name="P12"><text:span text:style-name="T1"/></text:p>
      <text:p text:style-name="P12">#include &lt;iostream&gt;</text:p>
      <text:p text:style-name="P12">#include &lt;vector&gt;</text:p>
      <text:p text:style-name="P12">#include &lt;utility&gt;</text:p>
      <text:p text:style-name="P12">#include &lt;limits.h&gt;</text:p>
      <text:p text:style-name="P12"/>
      <text:p text:style-name="P12">// Function to find maximum and minimum using Divide and Conquer</text:p>
      <text:p text:style-name="P12">std::pair&lt;int, int&gt; findMaxMin(const std::vector&lt;int&gt;&amp; arr, int left, int right) {</text:p>
      <text:p text:style-name="P12"><text:s text:c="4"/>// If the array has only one element</text:p>
      <text:p text:style-name="P12"><text:s text:c="4"/>if (left == right) {</text:p>
      <text:p text:style-name="P12"><text:s text:c="8"/>return {arr[left], arr[left]};</text:p>
      <text:p text:style-name="P12"><text:s text:c="4"/>}</text:p>
      <text:p text:style-name="P12"/>
      <text:p text:style-name="P12"><text:s text:c="4"/>// If the array has two elements</text:p>
      <text:p text:style-name="P12"><text:s text:c="4"/>if (right - left == 1) {</text:p>
      <text:p text:style-name="P12"><text:s text:c="8"/>return {std::max(arr[left], arr[right]), std::min(arr[left], arr[right])};</text:p>
      <text:p text:style-name="P12"><text:s text:c="4"/>}</text:p>
      <text:p text:style-name="P12"/>
      <text:p text:style-name="P12"><text:soft-page-break/><text:s text:c="4"/>// Finding the middle index</text:p>
      <text:p text:style-name="P12"><text:s text:c="4"/>int mid = left + (right - left) / 2;</text:p>
      <text:p text:style-name="P12"/>
      <text:p text:style-name="P12"><text:s text:c="4"/>// Recursively find max and min in the two halves</text:p>
      <text:p text:style-name="P12"><text:s text:c="4"/>auto leftPair = findMaxMin(arr, left, mid);</text:p>
      <text:p text:style-name="P12"><text:s text:c="4"/>auto rightPair = findMaxMin(arr, mid + 1, right);</text:p>
      <text:p text:style-name="P12"/>
      <text:p text:style-name="P12"><text:s text:c="4"/>// Combine the results</text:p>
      <text:p text:style-name="P12"><text:s text:c="4"/>int maxVal = std::max(leftPair.first, rightPair.first);</text:p>
      <text:p text:style-name="P12"><text:s text:c="4"/>int minVal = std::min(leftPair.second, rightPair.second);</text:p>
      <text:p text:style-name="P12"/>
      <text:p text:style-name="P12"><text:s text:c="4"/>return {maxVal, minVal};</text:p>
      <text:p text:style-name="P12">}</text:p>
      <text:p text:style-name="P12"/>
      <text:p text:style-name="P12">int main() {</text:p>
      <text:p text:style-name="P12"><text:s text:c="4"/>std::vector&lt;int&gt; arr = {3, 5, 1, 8, 2, 7, 6, 4};</text:p>
      <text:p text:style-name="P12"/>
      <text:p text:style-name="P12"><text:s text:c="4"/>auto [maxVal, minVal] = findMaxMin(arr, 0, arr.size() - 1);</text:p>
      <text:p text:style-name="P12"><text:s text:c="4"/>std::cout &lt;&lt; "Maximum value: " &lt;&lt; maxVal &lt;&lt; std::endl;</text:p>
      <text:p text:style-name="P12"><text:s text:c="4"/>std::cout &lt;&lt; "Minimum value: " &lt;&lt; minVal &lt;&lt; std::endl;</text:p>
      <text:p text:style-name="P12"/>
      <text:p text:style-name="P12"><text:s text:c="4"/>return 0;</text:p>
      <text:p text:style-name="P12">} </text:p>
      <text:p text:style-name="P12"/>
      <text:p text:style-name="P12"/>
      <text:p text:style-name="P11">Output :</text:p>
      <text:p text:style-name="P12"/>
      <text:p text:style-name="P12">Maximum value: 8</text:p>
      <text:p text:style-name="P12">Minimum value: 1</text:p>
      <text:p text:style-name="P12"/>
      <text:p text:style-name="P12"/>
      <text:p text:style-name="P2"><text:span text:style-name="T1">Assignment No : 4</text:span></text:p>
      <text:p text:style-name="P2"/>
      <text:p text:style-name="P6"><text:span text:style-name="T1">Aim : Write a program to implement Bellman-Ford Algorithm using Dynamic Programming.</text:span></text:p>
      <text:p text:style-name="P6"><text:span text:style-name="T1"/></text:p>
      <text:p text:style-name="P12"><text:span text:style-name="T1">Programme : </text:span></text:p>
      <text:p text:style-name="P12"><text:span text:style-name="T1"/></text:p>
      <text:p text:style-name="P12">#include &lt;iostream&gt;</text:p>
      <text:p text:style-name="P12">#include &lt;vector&gt;</text:p>
      <text:p text:style-name="P12">#include &lt;limits&gt;</text:p>
      <text:p text:style-name="P12"/>
      <text:p text:style-name="P12">using namespace std;</text:p>
      <text:p text:style-name="P12"/>
      <text:p text:style-name="P12">struct Edge {</text:p>
      <text:p text:style-name="P12"><text:s text:c="4"/>int src, dest, weight;</text:p>
      <text:p text:style-name="P12">};</text:p>
      <text:p text:style-name="P12"/>
      <text:p text:style-name="P12">class Graph {</text:p>
      <text:p text:style-name="P12">public:</text:p>
      <text:p text:style-name="P12"><text:s text:c="4"/>int V; // Number of vertices</text:p>
      <text:p text:style-name="P12"><text:s text:c="4"/>vector&lt;Edge&gt; edges; // List of edges</text:p>
      <text:p text:style-name="P12"/>
      <text:p text:style-name="P12"><text:soft-page-break/><text:s text:c="4"/>Graph(int vertices) : V(vertices) {}</text:p>
      <text:p text:style-name="P12"/>
      <text:p text:style-name="P12"><text:s text:c="4"/>void addEdge(int u, int v, int weight) {</text:p>
      <text:p text:style-name="P12"><text:s text:c="8"/>edges.push_back({u, v, weight});</text:p>
      <text:p text:style-name="P12"><text:s text:c="4"/>}</text:p>
      <text:p text:style-name="P12"/>
      <text:p text:style-name="P12"><text:s text:c="4"/>void bellmanFord(int src) {</text:p>
      <text:p text:style-name="P12"><text:s text:c="8"/>vector&lt;int&gt; dist(V, numeric_limits&lt;int&gt;::max());</text:p>
      <text:p text:style-name="P12"><text:s text:c="8"/>dist[src] = 0; // Distance from source to itself is 0</text:p>
      <text:p text:style-name="P12"/>
      <text:p text:style-name="P12"><text:s text:c="8"/>// Relax all edges |V| - 1 times</text:p>
      <text:p text:style-name="P12"><text:s text:c="8"/>for (int i = 1; i &lt; V; ++i) {</text:p>
      <text:p text:style-name="P12"><text:s text:c="12"/>for (const auto&amp; edge : edges) {</text:p>
      <text:p text:style-name="P12"><text:s text:c="16"/>if (dist[edge.src] != numeric_limits&lt;int&gt;::max() &amp;&amp;</text:p>
      <text:p text:style-name="P12"><text:s text:c="20"/>dist[edge.src] + edge.weight &lt; dist[edge.dest]) {</text:p>
      <text:p text:style-name="P12"><text:s text:c="20"/>dist[edge.dest] = dist[edge.src] + edge.weight;</text:p>
      <text:p text:style-name="P12"><text:s text:c="16"/>}</text:p>
      <text:p text:style-name="P12"><text:s text:c="12"/>}</text:p>
      <text:p text:style-name="P12"><text:s text:c="8"/>}</text:p>
      <text:p text:style-name="P12"/>
      <text:p text:style-name="P12"><text:s text:c="8"/>// Check for negative-weight cycles</text:p>
      <text:p text:style-name="P12"><text:s text:c="8"/>for (const auto&amp; edge : edges) {</text:p>
      <text:p text:style-name="P12"><text:s text:c="12"/>if (dist[edge.src] != numeric_limits&lt;int&gt;::max() &amp;&amp;</text:p>
      <text:p text:style-name="P12"><text:s text:c="16"/>dist[edge.src] + edge.weight &lt; dist[edge.dest]) {</text:p>
      <text:p text:style-name="P12"><text:s text:c="16"/>cout &lt;&lt; "Graph contains negative weight cycle" &lt;&lt; endl;</text:p>
      <text:p text:style-name="P12"><text:s text:c="16"/>return;</text:p>
      <text:p text:style-name="P12"><text:s text:c="12"/>}</text:p>
      <text:p text:style-name="P12"><text:s text:c="8"/>}</text:p>
      <text:p text:style-name="P12"><text:s text:c="8"/>// Print distances from the source vertex</text:p>
      <text:p text:style-name="P12"><text:s text:c="8"/>cout &lt;&lt; "Vertex Distance from Source:" &lt;&lt; endl;</text:p>
      <text:p text:style-name="P12"><text:s text:c="8"/>for (int i = 0; i &lt; V; ++i) {</text:p>
      <text:p text:style-name="P12"><text:s text:c="12"/>cout &lt;&lt; i &lt;&lt; "\t" &lt;&lt; (dist[i] == numeric_limits&lt;int&gt;::max() ? "INF" : to_string(dist[i])) &lt;&lt; endl;</text:p>
      <text:p text:style-name="P12"><text:s text:c="8"/>}</text:p>
      <text:p text:style-name="P12"><text:s text:c="4"/>}</text:p>
      <text:p text:style-name="P12">};</text:p>
      <text:p text:style-name="P12"/>
      <text:p text:style-name="P12">int main() {</text:p>
      <text:p text:style-name="P12"><text:s text:c="4"/>Graph g(5);</text:p>
      <text:p text:style-name="P12"><text:s text:c="4"/>g.addEdge(0, 1, -1);</text:p>
      <text:p text:style-name="P12"><text:s text:c="4"/>g.addEdge(0, 2, 4);</text:p>
      <text:p text:style-name="P12"><text:s text:c="4"/>g.addEdge(1, 2, 3);</text:p>
      <text:p text:style-name="P12"><text:s text:c="4"/>g.addEdge(1, 3, 2);</text:p>
      <text:p text:style-name="P12"><text:s text:c="4"/>g.addEdge(1, 4, 2);</text:p>
      <text:p text:style-name="P12"><text:s text:c="4"/>g.addEdge(3, 2, 5);</text:p>
      <text:p text:style-name="P12"><text:s text:c="4"/>g.addEdge(3, 1, 1);</text:p>
      <text:p text:style-name="P12"><text:s text:c="4"/>g.addEdge(4, 3, -3);</text:p>
      <text:p text:style-name="P12"/>
      <text:p text:style-name="P12"><text:s text:c="4"/>g.bellmanFord(0);</text:p>
      <text:p text:style-name="P12"/>
      <text:p text:style-name="P12"><text:s text:c="4"/>return 0;</text:p>
      <text:p text:style-name="P12">}</text:p>
      <text:p text:style-name="P11"><text:soft-page-break/>Output :</text:p>
      <text:p text:style-name="P11"/>
      <text:p text:style-name="P11">Vertex Distance from Source:</text:p>
      <text:p text:style-name="P11">0<text:tab/>0</text:p>
      <text:p text:style-name="P11">1<text:tab/>-1</text:p>
      <text:p text:style-name="P11">2<text:tab/>2</text:p>
      <text:p text:style-name="P11">3<text:tab/>-2</text:p>
      <text:p text:style-name="P11">4<text:tab/>1</text:p>
      <text:p text:style-name="P11"/>
      <text:p text:style-name="P11"/>
      <text:p text:style-name="P3"><text:span text:style-name="T1">Assignment No : 5</text:span></text:p>
      <text:p text:style-name="P3"/>
      <text:p text:style-name="P7"><text:span text:style-name="T1">Aim : Write a program to solve the travelling salesman problem and to print the path and the cost using Dynamic Programming.</text:span></text:p>
      <text:p text:style-name="P7"><text:span text:style-name="T1"/></text:p>
      <text:p text:style-name="P13"><text:span text:style-name="T1">Programme : </text:span></text:p>
      <text:p text:style-name="P13"><text:span text:style-name="T1"/></text:p>
      <text:p text:style-name="P13">#include &lt;iostream&gt;</text:p>
      <text:p text:style-name="P13">#include &lt;vector&gt;</text:p>
      <text:p text:style-name="P13">#include &lt;limits&gt;</text:p>
      <text:p text:style-name="P13">#include &lt;iomanip&gt;</text:p>
      <text:p text:style-name="P13">#include &lt;algorithm&gt;</text:p>
      <text:p text:style-name="P13"/>
      <text:p text:style-name="P13">using namespace std;</text:p>
      <text:p text:style-name="P13"/>
      <text:p text:style-name="P13">const int INF = numeric_limits&lt;int&gt;::max();</text:p>
      <text:p text:style-name="P13"/>
      <text:p text:style-name="P13">// Function to solve TSP using Dynamic Programming</text:p>
      <text:p text:style-name="P13">pair&lt;int, vector&lt;int&gt;&gt; tsp(const vector&lt;vector&lt;int&gt;&gt;&amp; dist) {</text:p>
      <text:p text:style-name="P13"><text:s text:c="4"/>int n = dist.size();</text:p>
      <text:p text:style-name="P13"><text:s text:c="4"/>// Create a DP table</text:p>
      <text:p text:style-name="P13"><text:s text:c="4"/>vector&lt;vector&lt;int&gt;&gt; dp(1 &lt;&lt; n, vector&lt;int&gt;(n, INF));</text:p>
      <text:p text:style-name="P13"><text:s text:c="4"/>dp[1][0] = 0; // Starting at city 0</text:p>
      <text:p text:style-name="P13"/>
      <text:p text:style-name="P13"><text:s text:c="4"/>// Iterate through all subsets of cities</text:p>
      <text:p text:style-name="P13"><text:s text:c="4"/>for (int mask = 1; mask &lt; (1 &lt;&lt; n); ++mask) {</text:p>
      <text:p text:style-name="P13"><text:s text:c="8"/>for (int u = 0; u &lt; n; ++u) {</text:p>
      <text:p text:style-name="P13"><text:s text:c="12"/>if (!(mask &amp; (1 &lt;&lt; u))) continue; // u must be in the subset</text:p>
      <text:p text:style-name="P13"><text:s text:c="12"/>for (int v = 0; v &lt; n; ++v) {</text:p>
      <text:p text:style-name="P13"><text:s text:c="16"/>if (mask &amp; (1 &lt;&lt; v) &amp;&amp; u != v) {</text:p>
      <text:p text:style-name="P13"><text:s text:c="20"/>dp[mask][u] = min(dp[mask][u], dp[mask ^ (1 &lt;&lt; u)][v] + dist[v][u]);</text:p>
      <text:p text:style-name="P13"><text:s text:c="16"/>}</text:p>
      <text:p text:style-name="P13"><text:s text:c="12"/>}</text:p>
      <text:p text:style-name="P13"><text:s text:c="8"/>}</text:p>
      <text:p text:style-name="P13"><text:s text:c="4"/>}</text:p>
      <text:p text:style-name="P13"/>
      <text:p text:style-name="P13"><text:s text:c="4"/>// Find the minimum cost and reconstruct the path</text:p>
      <text:p text:style-name="P13"><text:s text:c="4"/>int minCost = INF;</text:p>
      <text:p text:style-name="P13"><text:s text:c="4"/>int lastCity = -1;</text:p>
      <text:p text:style-name="P13"><text:s text:c="4"/>int finalMask = (1 &lt;&lt; n) - 1; // All cities visited</text:p>
      <text:p text:style-name="P13"/>
      <text:p text:style-name="P13"><text:s text:c="4"/>for (int u = 1; u &lt; n; ++u) {</text:p>
      <text:p text:style-name="P13"><text:soft-page-break/><text:s text:c="8"/>if (dp[finalMask][u] + dist[u][0] &lt; minCost) {</text:p>
      <text:p text:style-name="P13"><text:s text:c="12"/>minCost = dp[finalMask][u] + dist[u][0];</text:p>
      <text:p text:style-name="P13"><text:s text:c="12"/>lastCity = u;</text:p>
      <text:p text:style-name="P13"><text:s text:c="8"/>}</text:p>
      <text:p text:style-name="P13"><text:s text:c="4"/>}</text:p>
      <text:p text:style-name="P13"/>
      <text:p text:style-name="P13"><text:s text:c="4"/>// Reconstruct the path</text:p>
      <text:p text:style-name="P13"><text:s text:c="4"/>vector&lt;int&gt; path;</text:p>
      <text:p text:style-name="P13"><text:s text:c="4"/>int mask = finalMask;</text:p>
      <text:p text:style-name="P13"/>
      <text:p text:style-name="P13"><text:s text:c="4"/>for (int i = 0; i &lt; n; ++i) {</text:p>
      <text:p text:style-name="P13"><text:s text:c="8"/>path.push_back(lastCity);</text:p>
      <text:p text:style-name="P13"><text:s text:c="8"/>int prevMask = mask ^ (1 &lt;&lt; lastCity);</text:p>
      <text:p text:style-name="P13"><text:s text:c="8"/>for (int v = 0; v &lt; n; ++v) {</text:p>
      <text:p text:style-name="P13"><text:s text:c="12"/>if (prevMask &amp; (1 &lt;&lt; v) &amp;&amp; dp[mask][lastCity] == dp[prevMask][v] + dist[v][lastCity]) {</text:p>
      <text:p text:style-name="P13"><text:s text:c="16"/>lastCity = v;</text:p>
      <text:p text:style-name="P13"><text:s text:c="16"/>break;</text:p>
      <text:p text:style-name="P13"><text:s text:c="12"/>}</text:p>
      <text:p text:style-name="P13"><text:s text:c="8"/>}</text:p>
      <text:p text:style-name="P13"><text:s text:c="8"/>mask = prevMask;</text:p>
      <text:p text:style-name="P13"><text:s text:c="4"/>}</text:p>
      <text:p text:style-name="P13"/>
      <text:p text:style-name="P13"><text:s text:c="4"/>path.push_back(0); // Return to the starting city</text:p>
      <text:p text:style-name="P13"><text:s text:c="4"/>reverse(path.begin(), path.end());</text:p>
      <text:p text:style-name="P13"/>
      <text:p text:style-name="P13"><text:s text:c="4"/>return {minCost, path};</text:p>
      <text:p text:style-name="P13">}</text:p>
      <text:p text:style-name="P13"/>
      <text:p text:style-name="P13">int main() {</text:p>
      <text:p text:style-name="P13"><text:s text:c="4"/>// Distance matrix for the cities</text:p>
      <text:p text:style-name="P13"><text:s text:c="4"/>vector&lt;vector&lt;int&gt;&gt; dist = {</text:p>
      <text:p text:style-name="P13"><text:s text:c="8"/>{0, 10, 15, 20},</text:p>
      <text:p text:style-name="P13"><text:s text:c="8"/>{10, 0, 35, 25},</text:p>
      <text:p text:style-name="P13"><text:s text:c="8"/>{15, 35, 0, 30},</text:p>
      <text:p text:style-name="P13"><text:s text:c="8"/>{20, 25, 30, 0}</text:p>
      <text:p text:style-name="P13"><text:s text:c="4"/>};</text:p>
      <text:p text:style-name="P13"><text:s text:c="4"/>auto [cost, path] = tsp(dist);</text:p>
      <text:p text:style-name="P13"><text:s text:c="4"/>// Output the results</text:p>
      <text:p text:style-name="P13"><text:s text:c="4"/>cout &lt;&lt; "Minimum cost: " &lt;&lt; cost &lt;&lt; endl;</text:p>
      <text:p text:style-name="P13"><text:s text:c="4"/>cout &lt;&lt; "Path: ";</text:p>
      <text:p text:style-name="P13"><text:s text:c="4"/>for (int city : path) {</text:p>
      <text:p text:style-name="P13"><text:s text:c="8"/>cout &lt;&lt; city &lt;&lt; " ";</text:p>
      <text:p text:style-name="P13"><text:s text:c="4"/>}</text:p>
      <text:p text:style-name="P13"><text:s text:c="4"/>cout &lt;&lt; endl;</text:p>
      <text:p text:style-name="P13"/>
      <text:p text:style-name="P13"><text:s text:c="4"/>return 0;</text:p>
      <text:p text:style-name="P13">}</text:p>
      <text:p text:style-name="P13"/>
      <text:p text:style-name="P13"><text:span text:style-name="T1">Output :</text:span> </text:p>
      <text:p text:style-name="P13"/>
      <text:p text:style-name="P13">Minimum cost: 80</text:p>
      <text:p text:style-name="P13">Path: 0 1 3 2 0 </text:p>
      <text:p text:style-name="P4"><text:soft-page-break/><text:span text:style-name="T1">Assignment No : 6</text:span></text:p>
      <text:p text:style-name="P4"/>
      <text:p text:style-name="P8"><text:span text:style-name="T1">Aim : Find Minimum Cost Spanning Tree of a given connected undirected graph using Kruskal's algorithm’s</text:span></text:p>
      <text:p text:style-name="P8"><text:span text:style-name="T1"/></text:p>
      <text:p text:style-name="P14"><text:span text:style-name="T1">Programme : </text:span></text:p>
      <text:p text:style-name="P14"><text:span text:style-name="T1"/></text:p>
      <text:p text:style-name="P14">#include &lt;iostream&gt;</text:p>
      <text:p text:style-name="P14">#include &lt;vector&gt;</text:p>
      <text:p text:style-name="P14">#include &lt;algorithm&gt;</text:p>
      <text:p text:style-name="P14"/>
      <text:p text:style-name="P14">using namespace std;</text:p>
      <text:p text:style-name="P14"/>
      <text:p text:style-name="P14">// Edge structure</text:p>
      <text:p text:style-name="P14">struct Edge {</text:p>
      <text:p text:style-name="P14"><text:s text:c="4"/>int src, dest, weight;</text:p>
      <text:p text:style-name="P14">};</text:p>
      <text:p text:style-name="P14"/>
      <text:p text:style-name="P14">// Disjoint Set Union (DSU) for Union-Find</text:p>
      <text:p text:style-name="P14">class DisjointSet {</text:p>
      <text:p text:style-name="P14">public:</text:p>
      <text:p text:style-name="P14"><text:s text:c="4"/>vector&lt;int&gt; parent, rank;</text:p>
      <text:p text:style-name="P14"/>
      <text:p text:style-name="P14"><text:s text:c="4"/>DisjointSet(int n) {</text:p>
      <text:p text:style-name="P14"><text:s text:c="8"/>parent.resize(n);</text:p>
      <text:p text:style-name="P14"><text:s text:c="8"/>rank.resize(n, 0);</text:p>
      <text:p text:style-name="P14"><text:s text:c="8"/>for (int i = 0; i &lt; n; ++i)</text:p>
      <text:p text:style-name="P14"><text:s text:c="12"/>parent[i] = i;</text:p>
      <text:p text:style-name="P14"><text:s text:c="4"/>}</text:p>
      <text:p text:style-name="P14"/>
      <text:p text:style-name="P14"><text:s text:c="4"/>int find(int u) {</text:p>
      <text:p text:style-name="P14"><text:s text:c="8"/>if (parent[u] != u) {</text:p>
      <text:p text:style-name="P14"><text:s text:c="12"/>parent[u] = find(parent[u]); // Path compression</text:p>
      <text:p text:style-name="P14"><text:s text:c="8"/>}</text:p>
      <text:p text:style-name="P14"><text:s text:c="8"/>return parent[u];</text:p>
      <text:p text:style-name="P14"><text:s text:c="4"/>}</text:p>
      <text:p text:style-name="P14"/>
      <text:p text:style-name="P14"><text:s text:c="4"/>void unionSet(int u, int v) {</text:p>
      <text:p text:style-name="P14"><text:s text:c="8"/>int rootU = find(u);</text:p>
      <text:p text:style-name="P14"><text:s text:c="8"/>int rootV = find(v);</text:p>
      <text:p text:style-name="P14"/>
      <text:p text:style-name="P14"><text:s text:c="8"/>if (rootU != rootV) {</text:p>
      <text:p text:style-name="P14"><text:s text:c="12"/>// Union by rank</text:p>
      <text:p text:style-name="P14"><text:s text:c="12"/>if (rank[rootU] &gt; rank[rootV]) {</text:p>
      <text:p text:style-name="P14"><text:s text:c="16"/>parent[rootV] = rootU;</text:p>
      <text:p text:style-name="P14"><text:s text:c="12"/>} else if (rank[rootU] &lt; rank[rootV]) {</text:p>
      <text:p text:style-name="P14"><text:s text:c="16"/>parent[rootU] = rootV;</text:p>
      <text:p text:style-name="P14"><text:s text:c="12"/>} else {</text:p>
      <text:p text:style-name="P14"><text:s text:c="16"/>parent[rootV] = rootU;</text:p>
      <text:p text:style-name="P14"><text:s text:c="16"/>rank[rootU]++;</text:p>
      <text:p text:style-name="P14"><text:s text:c="12"/>}</text:p>
      <text:p text:style-name="P14"><text:s text:c="8"/>}</text:p>
      <text:p text:style-name="P14"><text:soft-page-break/><text:s text:c="4"/>}</text:p>
      <text:p text:style-name="P14">};</text:p>
      <text:p text:style-name="P14"/>
      <text:p text:style-name="P14">// Comparison function for sorting edges</text:p>
      <text:p text:style-name="P14">bool compareEdges(const Edge&amp; a, const Edge&amp; b) {</text:p>
      <text:p text:style-name="P14"><text:s text:c="4"/>return a.weight &lt; b.weight;</text:p>
      <text:p text:style-name="P14">}</text:p>
      <text:p text:style-name="P14"/>
      <text:p text:style-name="P14">// Kruskal's algorithm to find the MST</text:p>
      <text:p text:style-name="P14">vector&lt;Edge&gt; kruskalMST(int V, vector&lt;Edge&gt;&amp; edges) {</text:p>
      <text:p text:style-name="P14"><text:s text:c="4"/>// Sort edges based on weight</text:p>
      <text:p text:style-name="P14"><text:s text:c="4"/>sort(edges.begin(), edges.end(), compareEdges);</text:p>
      <text:p text:style-name="P14"/>
      <text:p text:style-name="P14"><text:s text:c="4"/>DisjointSet dsu(V);</text:p>
      <text:p text:style-name="P14"><text:s text:c="4"/>vector&lt;Edge&gt; mst;</text:p>
      <text:p text:style-name="P14"/>
      <text:p text:style-name="P14"><text:s text:c="4"/>for (const auto&amp; edge : edges) {</text:p>
      <text:p text:style-name="P14"><text:s text:c="8"/>int u = edge.src;</text:p>
      <text:p text:style-name="P14"><text:s text:c="8"/>int v = edge.dest;</text:p>
      <text:p text:style-name="P14"/>
      <text:p text:style-name="P14"><text:s text:c="8"/>// If including this edge does not cause a cycle</text:p>
      <text:p text:style-name="P14"><text:s text:c="8"/>if (dsu.find(u) != dsu.find(v)) {</text:p>
      <text:p text:style-name="P14"><text:s text:c="12"/>dsu.unionSet(u, v);</text:p>
      <text:p text:style-name="P14"><text:s text:c="12"/>mst.push_back(edge);</text:p>
      <text:p text:style-name="P14"><text:s text:c="8"/>}</text:p>
      <text:p text:style-name="P14"><text:s text:c="4"/>}</text:p>
      <text:p text:style-name="P14"/>
      <text:p text:style-name="P14"><text:s text:c="4"/>return mst;</text:p>
      <text:p text:style-name="P14">}</text:p>
      <text:p text:style-name="P14"/>
      <text:p text:style-name="P14">int main() {</text:p>
      <text:p text:style-name="P14"><text:s text:c="4"/>int V = 4; // Number of vertices</text:p>
      <text:p text:style-name="P14"><text:s text:c="4"/>vector&lt;Edge&gt; edges = {</text:p>
      <text:p text:style-name="P14"><text:s text:c="8"/>{0, 1, 10},</text:p>
      <text:p text:style-name="P14"><text:s text:c="8"/>{0, 2, 6},</text:p>
      <text:p text:style-name="P14"><text:s text:c="8"/>{0, 3, 5},</text:p>
      <text:p text:style-name="P14"><text:s text:c="8"/>{1, 3, 15},</text:p>
      <text:p text:style-name="P14"><text:s text:c="8"/>{2, 3, 4}</text:p>
      <text:p text:style-name="P14"><text:s text:c="4"/>};</text:p>
      <text:p text:style-name="P14"/>
      <text:p text:style-name="P14"><text:s text:c="4"/>vector&lt;Edge&gt; mst = kruskalMST(V, edges);</text:p>
      <text:p text:style-name="P14"/>
      <text:p text:style-name="P14"><text:s text:c="4"/>cout &lt;&lt; "Edges in the Minimum Cost Spanning Tree:\n";</text:p>
      <text:p text:style-name="P14"><text:s text:c="4"/>int totalCost = 0;</text:p>
      <text:p text:style-name="P14"><text:s text:c="4"/>for (const auto&amp; edge : mst) {</text:p>
      <text:p text:style-name="P14"><text:s text:c="8"/>cout &lt;&lt; edge.src &lt;&lt; " - " &lt;&lt; edge.dest &lt;&lt; " : " &lt;&lt; edge.weight &lt;&lt; endl;</text:p>
      <text:p text:style-name="P14"><text:s text:c="8"/>totalCost += edge.weight;</text:p>
      <text:p text:style-name="P14"><text:s text:c="4"/>}</text:p>
      <text:p text:style-name="P14"><text:s text:c="4"/>cout &lt;&lt; "Total Cost: " &lt;&lt; totalCost &lt;&lt; endl;</text:p>
      <text:p text:style-name="P14"/>
      <text:p text:style-name="P14"><text:s text:c="4"/>return 0;</text:p>
      <text:p text:style-name="P14">}</text:p>
      <text:p text:style-name="P14"><text:soft-page-break/></text:p>
      <text:p text:style-name="P14"><text:span text:style-name="T1">Output :</text:span> </text:p>
      <text:p text:style-name="P14"/>
      <text:p text:style-name="P14">Edges in the Minimum Cost Spanning Tree:</text:p>
      <text:p text:style-name="P14">2 - 3 : 4</text:p>
      <text:p text:style-name="P14">0 - 3 : 5</text:p>
      <text:p text:style-name="P14">0 - 1 : 10</text:p>
      <text:p text:style-name="P14">Total Cost: 19</text:p>
      <text:p text:style-name="P14"/>
      <text:p text:style-name="P4"><text:span text:style-name="T1">Assignment No : 7</text:span></text:p>
      <text:p text:style-name="P4"/>
      <text:p text:style-name="P8"><text:span text:style-name="T1">Aim : Find Minimum Cost Spanning Tree of undirected graph using Prim’s algorithm.</text:span></text:p>
      <text:p text:style-name="P8"><text:span text:style-name="T1"/></text:p>
      <text:p text:style-name="P14"><text:span text:style-name="T1">Programme : </text:span></text:p>
      <text:p text:style-name="P14"><text:span text:style-name="T1"/></text:p>
      <text:p text:style-name="P14">#include &lt;iostream&gt;</text:p>
      <text:p text:style-name="P14">#include &lt;vector&gt;</text:p>
      <text:p text:style-name="P14">#include &lt;queue&gt;</text:p>
      <text:p text:style-name="P14">#include &lt;limits&gt;</text:p>
      <text:p text:style-name="P14"/>
      <text:p text:style-name="P14">using namespace std;</text:p>
      <text:p text:style-name="P14"/>
      <text:p text:style-name="P14">const int INF = numeric_limits&lt;int&gt;::max();</text:p>
      <text:p text:style-name="P14"/>
      <text:p text:style-name="P14">// Function to perform Prim's algorithm to find the MST</text:p>
      <text:p text:style-name="P14">void primMST(int V, const vector&lt;vector&lt;int&gt;&gt;&amp; graph) {</text:p>
      <text:p text:style-name="P14"><text:s text:c="4"/>vector&lt;int&gt; key(V, INF); <text:s text:c="8"/>// Store the minimum weight edge for each vertex</text:p>
      <text:p text:style-name="P14"><text:s text:c="4"/>vector&lt;int&gt; parent(V, -1); <text:s text:c="6"/>// Store the parent of each vertex in the MST</text:p>
      <text:p text:style-name="P14"><text:s text:c="4"/>vector&lt;bool&gt; inMST(V, false); <text:s text:c="3"/>// Track vertices included in the MST</text:p>
      <text:p text:style-name="P14"/>
      <text:p text:style-name="P14"><text:s text:c="4"/>// Min-Heap to select the edge with the smallest weight</text:p>
      <text:p text:style-name="P14"><text:s text:c="4"/>priority_queue&lt;pair&lt;int, int&gt;, vector&lt;pair&lt;int, int&gt;&gt;, greater&lt;pair&lt;int, int&gt;&gt;&gt; minHeap;</text:p>
      <text:p text:style-name="P14"/>
      <text:p text:style-name="P14"><text:s text:c="4"/>// Start from the first vertex (0)</text:p>
      <text:p text:style-name="P14"><text:s text:c="4"/>key[0] = 0;</text:p>
      <text:p text:style-name="P14"><text:s text:c="4"/>minHeap.push({0, 0}); // (weight, vertex)</text:p>
      <text:p text:style-name="P14"/>
      <text:p text:style-name="P14"><text:s text:c="4"/>while (!minHeap.empty()) {</text:p>
      <text:p text:style-name="P14"><text:s text:c="8"/>int u = minHeap.top().second; // Get the vertex with the minimum key</text:p>
      <text:p text:style-name="P14"><text:s text:c="8"/>minHeap.pop();</text:p>
      <text:p text:style-name="P14"><text:s text:c="8"/>inMST[u] = true; // Include this vertex in MST</text:p>
      <text:p text:style-name="P14"/>
      <text:p text:style-name="P14"><text:s text:c="8"/>// Update the keys of adjacent vertices</text:p>
      <text:p text:style-name="P14"><text:s text:c="8"/>for (int v = 0; v &lt; V; ++v) {</text:p>
      <text:p text:style-name="P14"><text:s text:c="12"/>if (graph[u][v] != 0 &amp;&amp; !inMST[v] &amp;&amp; graph[u][v] &lt; key[v]) {</text:p>
      <text:p text:style-name="P14"><text:s text:c="16"/>key[v] = graph[u][v];</text:p>
      <text:p text:style-name="P14"><text:s text:c="16"/>parent[v] = u;</text:p>
      <text:p text:style-name="P14"><text:s text:c="16"/>minHeap.push({key[v], v});</text:p>
      <text:p text:style-name="P14"><text:s text:c="12"/>}</text:p>
      <text:p text:style-name="P14"><text:s text:c="8"/>}</text:p>
      <text:p text:style-name="P14"><text:s text:c="4"/>}</text:p>
      <text:p text:style-name="P14"/>
      <text:p text:style-name="P14"><text:soft-page-break/><text:s text:c="4"/>// Output the edges in the MST</text:p>
      <text:p text:style-name="P14"><text:s text:c="4"/>cout &lt;&lt; "Edges in the Minimum Cost Spanning Tree:\n";</text:p>
      <text:p text:style-name="P14"><text:s text:c="4"/>int totalCost = 0;</text:p>
      <text:p text:style-name="P14"><text:s text:c="4"/>for (int i = 1; i &lt; V; ++i) {</text:p>
      <text:p text:style-name="P14"><text:s text:c="8"/>cout &lt;&lt; parent[i] &lt;&lt; " - " &lt;&lt; i &lt;&lt; " : " &lt;&lt; graph[parent[i]][i] &lt;&lt; endl;</text:p>
      <text:p text:style-name="P14"><text:s text:c="8"/>totalCost += graph[parent[i]][i];</text:p>
      <text:p text:style-name="P14"><text:s text:c="4"/>}</text:p>
      <text:p text:style-name="P14"><text:s text:c="4"/>cout &lt;&lt; "Total Cost: " &lt;&lt; totalCost &lt;&lt; endl;</text:p>
      <text:p text:style-name="P14">}</text:p>
      <text:p text:style-name="P14"/>
      <text:p text:style-name="P14">int main() {</text:p>
      <text:p text:style-name="P14"><text:s text:c="4"/>int V = 5; // Number of vertices</text:p>
      <text:p text:style-name="P14"><text:s text:c="4"/>// Adjacency matrix representation of the graph</text:p>
      <text:p text:style-name="P14"><text:s text:c="4"/>vector&lt;vector&lt;int&gt;&gt; graph = {</text:p>
      <text:p text:style-name="P14"><text:s text:c="8"/>{0, 2, 0, 6, 0},</text:p>
      <text:p text:style-name="P14"><text:s text:c="8"/>{2, 0, 3, 8, 5},</text:p>
      <text:p text:style-name="P14"><text:s text:c="8"/>{0, 3, 0, 0, 7},</text:p>
      <text:p text:style-name="P14"><text:s text:c="8"/>{6, 8, 0, 0, 9},</text:p>
      <text:p text:style-name="P14"><text:s text:c="8"/>{0, 5, 7, 9, 0}</text:p>
      <text:p text:style-name="P14"><text:s text:c="4"/>};</text:p>
      <text:p text:style-name="P14"/>
      <text:p text:style-name="P14"><text:s text:c="4"/>primMST(V, graph);</text:p>
      <text:p text:style-name="P14"/>
      <text:p text:style-name="P14"><text:s text:c="4"/>return 0;</text:p>
      <text:p text:style-name="P14">}</text:p>
      <text:p text:style-name="P14"/>
      <text:p text:style-name="P14"><text:span text:style-name="T1">Output :</text:span> </text:p>
      <text:p text:style-name="P14"/>
      <text:p text:style-name="P14"><text:s/>Edges in the Minimum Cost Spanning Tree:</text:p>
      <text:p text:style-name="P14">0 - 1 : 2</text:p>
      <text:p text:style-name="P14">1 - 2 : 3</text:p>
      <text:p text:style-name="P14">0 - 3 : 6</text:p>
      <text:p text:style-name="P14">1 - 4 : 5</text:p>
      <text:p text:style-name="P14">Total Cost: 16</text:p>
      <text:p text:style-name="P14"/>
      <text:p text:style-name="P14"/>
      <text:p text:style-name="P4"><text:span text:style-name="T1">Assignment No : 8</text:span></text:p>
      <text:p text:style-name="P4"/>
      <text:p text:style-name="P8"><text:span text:style-name="T1">Aim : Write a recursive program to find the solution of placing n queens on chessboard so that no two queens attack each other using Backtracking.</text:span></text:p>
      <text:p text:style-name="P8"><text:span text:style-name="T1"/></text:p>
      <text:p text:style-name="P14"><text:span text:style-name="T1">Programme : </text:span></text:p>
      <text:p text:style-name="P14"><text:span text:style-name="T1"/></text:p>
      <text:p text:style-name="P14">#include &lt;iostream&gt;</text:p>
      <text:p text:style-name="P14">#include &lt;vector&gt;</text:p>
      <text:p text:style-name="P14"/>
      <text:p text:style-name="P14">using namespace std;</text:p>
      <text:p text:style-name="P14"/>
      <text:p text:style-name="P14">// Function to check if a queen can be placed at board[row][col]</text:p>
      <text:p text:style-name="P14">bool isSafe(const vector&lt;vector&lt;int&gt;&gt;&amp; board, int row, int col, int n) {</text:p>
      <text:p text:style-name="P14"><text:s text:c="4"/>// Check this column on upper side</text:p>
      <text:p text:style-name="P14"><text:s text:c="4"/>for (int i = 0; i &lt; row; i++) {</text:p>
      <text:p text:style-name="P14"><text:soft-page-break/><text:s text:c="8"/>if (board[i][col] == 1) return false;</text:p>
      <text:p text:style-name="P14"><text:s text:c="4"/>}</text:p>
      <text:p text:style-name="P14"><text:s text:c="4"/>// Check upper diagonal on left side</text:p>
      <text:p text:style-name="P14"><text:s text:c="4"/>for (int i = row, j = col; i &gt;= 0 &amp;&amp; j &gt;= 0; i--, j--) {</text:p>
      <text:p text:style-name="P14"><text:s text:c="8"/>if (board[i][j] == 1) return false;</text:p>
      <text:p text:style-name="P14"><text:s text:c="4"/>}</text:p>
      <text:p text:style-name="P14"><text:s text:c="4"/>// Check upper diagonal on right side</text:p>
      <text:p text:style-name="P14"><text:s text:c="4"/>for (int i = row, j = col; i &gt;= 0 &amp;&amp; j &lt; n; i--, j++) {</text:p>
      <text:p text:style-name="P14"><text:s text:c="8"/>if (board[i][j] == 1) return false;</text:p>
      <text:p text:style-name="P14"><text:s text:c="4"/>}</text:p>
      <text:p text:style-name="P14"><text:s text:c="4"/>return true;</text:p>
      <text:p text:style-name="P14">}</text:p>
      <text:p text:style-name="P14"/>
      <text:p text:style-name="P14">// Recursive function to solve the N-Queens problem</text:p>
      <text:p text:style-name="P14">bool solveNQueensUtil(vector&lt;vector&lt;int&gt;&gt;&amp; board, int row, int n) {</text:p>
      <text:p text:style-name="P14"><text:s text:c="4"/>// If all queens are placed, return true</text:p>
      <text:p text:style-name="P14"><text:s text:c="4"/>if (row &gt;= n) return true;</text:p>
      <text:p text:style-name="P14"/>
      <text:p text:style-name="P14"><text:s text:c="4"/>for (int col = 0; col &lt; n; col++) {</text:p>
      <text:p text:style-name="P14"><text:s text:c="8"/>// Check if it's safe to place the queen</text:p>
      <text:p text:style-name="P14"><text:s text:c="8"/>if (isSafe(board, row, col, n)) {</text:p>
      <text:p text:style-name="P14"><text:s text:c="12"/>board[row][col] = 1; // Place the queen</text:p>
      <text:p text:style-name="P14"/>
      <text:p text:style-name="P14"><text:s text:c="12"/>// Recur to place the rest of the queens</text:p>
      <text:p text:style-name="P14"><text:s text:c="12"/>if (solveNQueensUtil(board, row + 1, n)) return true;</text:p>
      <text:p text:style-name="P14"/>
      <text:p text:style-name="P14"><text:s text:c="12"/>// If placing queen doesn't lead to a solution, backtrack</text:p>
      <text:p text:style-name="P14"><text:s text:c="12"/>board[row][col] = 0; // Remove the queen (backtrack)</text:p>
      <text:p text:style-name="P14"><text:s text:c="8"/>}</text:p>
      <text:p text:style-name="P14"><text:s text:c="4"/>}</text:p>
      <text:p text:style-name="P14"><text:s text:c="4"/>return false;</text:p>
      <text:p text:style-name="P14">}</text:p>
      <text:p text:style-name="P14"/>
      <text:p text:style-name="P14">// Function to print the chessboard</text:p>
      <text:p text:style-name="P14">void printBoard(const vector&lt;vector&lt;int&gt;&gt;&amp; board) {</text:p>
      <text:p text:style-name="P14"><text:s text:c="4"/>for (const auto&amp; row : board) {</text:p>
      <text:p text:style-name="P14"><text:s text:c="8"/>for (int cell : row) {</text:p>
      <text:p text:style-name="P14"><text:s text:c="12"/>cout &lt;&lt; (cell ? " Q " : " . ");</text:p>
      <text:p text:style-name="P14"><text:s text:c="8"/>}</text:p>
      <text:p text:style-name="P14"><text:s text:c="8"/>cout &lt;&lt; endl;</text:p>
      <text:p text:style-name="P14"><text:s text:c="4"/>}</text:p>
      <text:p text:style-name="P14">}</text:p>
      <text:p text:style-name="P14"/>
      <text:p text:style-name="P14">void solveNQueens(int n) {</text:p>
      <text:p text:style-name="P14"><text:s text:c="4"/>vector&lt;vector&lt;int&gt;&gt; board(n, vector&lt;int&gt;(n, 0)); // Create an n x n board</text:p>
      <text:p text:style-name="P14"/>
      <text:p text:style-name="P14"><text:s text:c="4"/>if (solveNQueensUtil(board, 0, n)) {</text:p>
      <text:p text:style-name="P14"><text:s text:c="8"/>printBoard(board);</text:p>
      <text:p text:style-name="P14"><text:s text:c="4"/>} else {</text:p>
      <text:p text:style-name="P14"><text:s text:c="8"/>cout &lt;&lt; "No solution exists for " &lt;&lt; n &lt;&lt; " queens." &lt;&lt; endl;</text:p>
      <text:p text:style-name="P14"><text:s text:c="4"/>}</text:p>
      <text:p text:style-name="P14">}</text:p>
      <text:p text:style-name="P14"><text:soft-page-break/></text:p>
      <text:p text:style-name="P14">int main() {</text:p>
      <text:p text:style-name="P14"><text:s text:c="4"/>int n;</text:p>
      <text:p text:style-name="P14"><text:s text:c="4"/>cout &lt;&lt; "Enter the number of queens (n): ";</text:p>
      <text:p text:style-name="P14"><text:s text:c="4"/>cin &gt;&gt; n;</text:p>
      <text:p text:style-name="P14"/>
      <text:p text:style-name="P14"><text:s text:c="4"/>solveNQueens(n);</text:p>
      <text:p text:style-name="P14"><text:s text:c="4"/>return 0;</text:p>
      <text:p text:style-name="P14">}</text:p>
      <text:p text:style-name="P14"/>
      <text:p text:style-name="P14"><text:span text:style-name="T1">Output :</text:span> </text:p>
      <text:p text:style-name="P14"/>
      <text:p text:style-name="P14">Enter the number of queens (n): 4</text:p>
      <text:p text:style-name="P14">. <text:s/>Q <text:s/>. <text:s/>. </text:p>
      <text:p text:style-name="P14">. <text:s/>. <text:s/>. <text:s/>Q </text:p>
      <text:p text:style-name="P14">Q <text:s/>. <text:s/>. <text:s/>. </text:p>
      <text:p text:style-name="P14">. <text:s/>. <text:s/>Q <text:s/>. </text:p>
      <text:p text:style-name="P14"/>
      <text:p text:style-name="P14"/>
      <text:p text:style-name="P5"><text:span text:style-name="T1">Assignment No : 9</text:span></text:p>
      <text:p text:style-name="P5"/>
      <text:p text:style-name="P9"><text:span text:style-name="T1">Aim : Write a program to solve the travelling salesman problem and to print the path and the cost using Branch and Bound.</text:span></text:p>
      <text:p text:style-name="P9"><text:span text:style-name="T1"/></text:p>
      <text:p text:style-name="P15"><text:span text:style-name="T1">Programme : </text:span></text:p>
      <text:p text:style-name="P15"><text:span text:style-name="T1"/></text:p>
      <text:p text:style-name="P15">#include &lt;iostream&gt;</text:p>
      <text:p text:style-name="P15">#include &lt;vector&gt;</text:p>
      <text:p text:style-name="P15">#include &lt;limits&gt;</text:p>
      <text:p text:style-name="P15"/>
      <text:p text:style-name="P15">using namespace std;</text:p>
      <text:p text:style-name="P15"/>
      <text:p text:style-name="P15">const int INF = numeric_limits&lt;int&gt;::max();</text:p>
      <text:p text:style-name="P15"/>
      <text:p text:style-name="P15">class TSP {</text:p>
      <text:p text:style-name="P15">public:</text:p>
      <text:p text:style-name="P15"><text:s text:c="4"/>TSP(int n) : n(n), minCost(INF) {</text:p>
      <text:p text:style-name="P15"><text:s text:c="8"/>cost.resize(n, vector&lt;int&gt;(n));</text:p>
      <text:p text:style-name="P15"><text:s text:c="8"/>visited.resize(n, false);</text:p>
      <text:p text:style-name="P15"><text:s text:c="4"/>}</text:p>
      <text:p text:style-name="P15"/>
      <text:p text:style-name="P15"><text:s text:c="4"/>void inputCostMatrix() {</text:p>
      <text:p text:style-name="P15"><text:s text:c="8"/>cout &lt;&lt; "Enter the cost matrix (" &lt;&lt; n &lt;&lt; "x" &lt;&lt; n &lt;&lt; "):" &lt;&lt; endl;</text:p>
      <text:p text:style-name="P15"><text:s text:c="8"/>for (int i = 0; i &lt; n; ++i) {</text:p>
      <text:p text:style-name="P15"><text:s text:c="12"/>for (int j = 0; j &lt; n; ++j) {</text:p>
      <text:p text:style-name="P15"><text:s text:c="16"/>cin &gt;&gt; cost[i][j];</text:p>
      <text:p text:style-name="P15"><text:s text:c="12"/>}</text:p>
      <text:p text:style-name="P15"><text:s text:c="8"/>}</text:p>
      <text:p text:style-name="P15"><text:s text:c="4"/>}</text:p>
      <text:p text:style-name="P15"/>
      <text:p text:style-name="P15"><text:s text:c="4"/>void solve() {</text:p>
      <text:p text:style-name="P15"><text:s text:c="8"/>visited[0] = true; // Start from the first city</text:p>
      <text:p text:style-name="P15"><text:soft-page-break/><text:s text:c="8"/>currentPath.push_back(0);</text:p>
      <text:p text:style-name="P15"><text:s text:c="8"/>branchAndBound(0, 0, 1);</text:p>
      <text:p text:style-name="P15"><text:s text:c="4"/>}</text:p>
      <text:p text:style-name="P15"/>
      <text:p text:style-name="P15"><text:s text:c="4"/>void printResult() {</text:p>
      <text:p text:style-name="P15"><text:s text:c="8"/>cout &lt;&lt; "Minimum cost: " &lt;&lt; minCost &lt;&lt; endl;</text:p>
      <text:p text:style-name="P15"><text:s text:c="8"/>cout &lt;&lt; "Path: ";</text:p>
      <text:p text:style-name="P15"><text:s text:c="8"/>for (int city : bestPath) {</text:p>
      <text:p text:style-name="P15"><text:s text:c="12"/>cout &lt;&lt; city &lt;&lt; " ";</text:p>
      <text:p text:style-name="P15"><text:s text:c="8"/>}</text:p>
      <text:p text:style-name="P15"><text:s text:c="8"/>cout &lt;&lt; endl;</text:p>
      <text:p text:style-name="P15"><text:s text:c="4"/>}</text:p>
      <text:p text:style-name="P15"/>
      <text:p text:style-name="P15">private:</text:p>
      <text:p text:style-name="P15"><text:s text:c="4"/>int n;</text:p>
      <text:p text:style-name="P15"><text:s text:c="4"/>vector&lt;vector&lt;int&gt;&gt; cost;</text:p>
      <text:p text:style-name="P15"><text:s text:c="4"/>vector&lt;bool&gt; visited;</text:p>
      <text:p text:style-name="P15"><text:s text:c="4"/>vector&lt;int&gt; currentPath;</text:p>
      <text:p text:style-name="P15"><text:s text:c="4"/>vector&lt;int&gt; bestPath;</text:p>
      <text:p text:style-name="P15"><text:s text:c="4"/>int minCost;</text:p>
      <text:p text:style-name="P15"/>
      <text:p text:style-name="P15"><text:s text:c="4"/>int calculateLowerBound(int currentCost, int level) {</text:p>
      <text:p text:style-name="P15"><text:s text:c="8"/>int lowerBound = currentCost;</text:p>
      <text:p text:style-name="P15"/>
      <text:p text:style-name="P15"><text:s text:c="8"/>for (int i = 0; i &lt; n; i++) {</text:p>
      <text:p text:style-name="P15"><text:s text:c="12"/>if (!visited[i]) {</text:p>
      <text:p text:style-name="P15"><text:s text:c="16"/>int minEdge = INF;</text:p>
      <text:p text:style-name="P15"><text:s text:c="16"/>for (int j = 0; j &lt; n; j++) {</text:p>
      <text:p text:style-name="P15"><text:s text:c="20"/>if (!visited[j] &amp;&amp; cost[i][j] &lt; minEdge) {</text:p>
      <text:p text:style-name="P15"><text:s text:c="24"/>minEdge = cost[i][j];</text:p>
      <text:p text:style-name="P15"><text:s text:c="20"/>}</text:p>
      <text:p text:style-name="P15"><text:s text:c="16"/>}</text:p>
      <text:p text:style-name="P15"><text:s text:c="16"/>if (minEdge != INF) {</text:p>
      <text:p text:style-name="P15"><text:s text:c="20"/>lowerBound += minEdge;</text:p>
      <text:p text:style-name="P15"><text:s text:c="16"/>}</text:p>
      <text:p text:style-name="P15"><text:s text:c="12"/>}</text:p>
      <text:p text:style-name="P15"><text:s text:c="8"/>}</text:p>
      <text:p text:style-name="P15"/>
      <text:p text:style-name="P15"><text:s text:c="8"/>return lowerBound;</text:p>
      <text:p text:style-name="P15"><text:s text:c="4"/>}</text:p>
      <text:p text:style-name="P15"/>
      <text:p text:style-name="P15"><text:s text:c="4"/>void branchAndBound(int currentCity, int currentCost, int level) {</text:p>
      <text:p text:style-name="P15"><text:s text:c="8"/>if (level == n) {</text:p>
      <text:p text:style-name="P15"><text:s text:c="12"/>int totalCost = currentCost + cost[currentCity][0]; // Return to start</text:p>
      <text:p text:style-name="P15"><text:s text:c="12"/>if (totalCost &lt; minCost) {</text:p>
      <text:p text:style-name="P15"><text:s text:c="16"/>minCost = totalCost;</text:p>
      <text:p text:style-name="P15"><text:s text:c="16"/>bestPath = currentPath; // Store the best path found</text:p>
      <text:p text:style-name="P15"><text:s text:c="16"/>bestPath.push_back(0); // Return to start</text:p>
      <text:p text:style-name="P15"><text:s text:c="12"/>}</text:p>
      <text:p text:style-name="P15"><text:s text:c="12"/>return;</text:p>
      <text:p text:style-name="P15"><text:s text:c="8"/>}</text:p>
      <text:p text:style-name="P15"/>
      <text:p text:style-name="P15"><text:soft-page-break/><text:s text:c="8"/>for (int nextCity = 0; nextCity &lt; n; nextCity++) {</text:p>
      <text:p text:style-name="P15"><text:s text:c="12"/>if (!visited[nextCity] &amp;&amp; cost[currentCity][nextCity] != INF) {</text:p>
      <text:p text:style-name="P15"><text:s text:c="16"/>visited[nextCity] = true;</text:p>
      <text:p text:style-name="P15"><text:s text:c="16"/>currentPath.push_back(nextCity);</text:p>
      <text:p text:style-name="P15"><text:s text:c="16"/>int newCost = currentCost + cost[currentCity][nextCity];</text:p>
      <text:p text:style-name="P15"/>
      <text:p text:style-name="P15"><text:s text:c="16"/>int lowerBound = calculateLowerBound(newCost, level);</text:p>
      <text:p text:style-name="P15"><text:s text:c="16"/>if (lowerBound &lt; minCost) {</text:p>
      <text:p text:style-name="P15"><text:s text:c="20"/>branchAndBound(nextCity, newCost, level + 1);</text:p>
      <text:p text:style-name="P15"><text:s text:c="16"/>}</text:p>
      <text:p text:style-name="P15"/>
      <text:p text:style-name="P15"><text:s text:c="16"/>visited[nextCity] = false;</text:p>
      <text:p text:style-name="P15"><text:s text:c="16"/>currentPath.pop_back();</text:p>
      <text:p text:style-name="P15"><text:s text:c="12"/>}</text:p>
      <text:p text:style-name="P15"><text:s text:c="8"/>}</text:p>
      <text:p text:style-name="P15"><text:s text:c="4"/>}</text:p>
      <text:p text:style-name="P15">};</text:p>
      <text:p text:style-name="P15"/>
      <text:p text:style-name="P15">int main() {</text:p>
      <text:p text:style-name="P15"><text:s text:c="4"/>int n;</text:p>
      <text:p text:style-name="P15"><text:s text:c="4"/>cout &lt;&lt; "Enter the number of cities: ";</text:p>
      <text:p text:style-name="P15"><text:s text:c="4"/>cin &gt;&gt; n;</text:p>
      <text:p text:style-name="P15"/>
      <text:p text:style-name="P15"><text:s text:c="4"/>TSP tsp(n);</text:p>
      <text:p text:style-name="P15"><text:s text:c="4"/>tsp.inputCostMatrix();</text:p>
      <text:p text:style-name="P15"><text:s text:c="4"/>tsp.solve();</text:p>
      <text:p text:style-name="P15"><text:s text:c="4"/>tsp.printResult();</text:p>
      <text:p text:style-name="P15"/>
      <text:p text:style-name="P15"><text:s text:c="4"/>return 0;</text:p>
      <text:p text:style-name="P15">}</text:p>
      <text:p text:style-name="P15"><text:span text:style-name="T1"/></text:p>
      <text:p text:style-name="P15"><text:span text:style-name="T1"/></text:p>
      <text:p text:style-name="P15"><text:span text:style-name="T1">Output : </text:span></text:p>
      <text:p text:style-name="P15"><text:span text:style-name="T1"/></text:p>
      <text:p text:style-name="P15">Enter the number of cities: 4</text:p>
      <text:p text:style-name="P15">Enter the cost matrix (4x4):</text:p>
      <text:p text:style-name="P15">0 10 15 20</text:p>
      <text:p text:style-name="P15">10 0 35 25</text:p>
      <text:p text:style-name="P15">15 35 0 30</text:p>
      <text:p text:style-name="P15">20 25 30 0</text:p>
      <text:p text:style-name="P15">Minimum cost: 80</text:p>
      <text:p text:style-name="P15">Path: 0 1 3 2 0 </text:p>
      <text:p text:style-name="P15"><text:span text:style-name="T1"/></text:p>
      <text:p text:style-name="P15"><text:span text:style-name="T1"/></text:p>
      <text:p text:style-name="P5"><text:span text:style-name="T1">Assignment No : 10</text:span></text:p>
      <text:p text:style-name="P5"/>
      <text:p text:style-name="P9"><text:span text:style-name="T1">Aim : Write a recursive program to find the solution of placing n queens on chessboard so that no two queens attack each other using Backtracking.</text:span></text:p>
      <text:p text:style-name="P9"><text:span text:style-name="T1"/></text:p>
      <text:p text:style-name="P15"><text:span text:style-name="T1">Programme : </text:span></text:p>
      <text:p text:style-name="P15"><text:span text:style-name="T1"/></text:p>
      <text:p text:style-name="P15"><text:span text:style-name="T1"/></text:p>
      <text:p text:style-name="P15"><text:soft-page-break/>#include &lt;iostream&gt;</text:p>
      <text:p text:style-name="P15">#include &lt;vector&gt;</text:p>
      <text:p text:style-name="P15"/>
      <text:p text:style-name="P15">using namespace std;</text:p>
      <text:p text:style-name="P15"/>
      <text:p text:style-name="P15">// Function to check if a queen can be placed at board[row][col]</text:p>
      <text:p text:style-name="P15">bool isSafe(const vector&lt;vector&lt;int&gt;&gt;&amp; board, int row, int col, int n) {</text:p>
      <text:p text:style-name="P15"><text:s text:c="4"/>// Check this column on upper side</text:p>
      <text:p text:style-name="P15"><text:s text:c="4"/>for (int i = 0; i &lt; row; i++) {</text:p>
      <text:p text:style-name="P15"><text:s text:c="8"/>if (board[i][col] == 1) return false;</text:p>
      <text:p text:style-name="P15"><text:s text:c="4"/>}</text:p>
      <text:p text:style-name="P15"><text:s text:c="4"/>// Check upper diagonal on left side</text:p>
      <text:p text:style-name="P15"><text:s text:c="4"/>for (int i = row, j = col; i &gt;= 0 &amp;&amp; j &gt;= 0; i--, j--) {</text:p>
      <text:p text:style-name="P15"><text:s text:c="8"/>if (board[i][j] == 1) return false;</text:p>
      <text:p text:style-name="P15"><text:s text:c="4"/>}</text:p>
      <text:p text:style-name="P15"><text:s text:c="4"/>// Check upper diagonal on right side</text:p>
      <text:p text:style-name="P15"><text:s text:c="4"/>for (int i = row, j = col; i &gt;= 0 &amp;&amp; j &lt; n; i--, j++) {</text:p>
      <text:p text:style-name="P15"><text:s text:c="8"/>if (board[i][j] == 1) return false;</text:p>
      <text:p text:style-name="P15"><text:s text:c="4"/>}</text:p>
      <text:p text:style-name="P15"><text:s text:c="4"/>return true;</text:p>
      <text:p text:style-name="P15">}</text:p>
      <text:p text:style-name="P15"/>
      <text:p text:style-name="P15">// Recursive function to solve the N-Queens problem</text:p>
      <text:p text:style-name="P15">bool solveNQueensUtil(vector&lt;vector&lt;int&gt;&gt;&amp; board, int row, int n) {</text:p>
      <text:p text:style-name="P15"><text:s text:c="4"/>// If all queens are placed, return true</text:p>
      <text:p text:style-name="P15"><text:s text:c="4"/>if (row &gt;= n) {</text:p>
      <text:p text:style-name="P15"><text:s text:c="8"/>return true;</text:p>
      <text:p text:style-name="P15"><text:s text:c="4"/>}</text:p>
      <text:p text:style-name="P15"/>
      <text:p text:style-name="P15"><text:s text:c="4"/>for (int col = 0; col &lt; n; col++) {</text:p>
      <text:p text:style-name="P15"><text:s text:c="8"/>// Check if it's safe to place the queen</text:p>
      <text:p text:style-name="P15"><text:s text:c="8"/>if (isSafe(board, row, col, n)) {</text:p>
      <text:p text:style-name="P15"><text:s text:c="12"/>board[row][col] = 1; // Place the queen</text:p>
      <text:p text:style-name="P15"/>
      <text:p text:style-name="P15"><text:s text:c="12"/>// Recur to place the rest of the queens</text:p>
      <text:p text:style-name="P15"><text:s text:c="12"/>if (solveNQueensUtil(board, row + 1, n)) {</text:p>
      <text:p text:style-name="P15"><text:s text:c="16"/>return true;</text:p>
      <text:p text:style-name="P15"><text:s text:c="12"/>}</text:p>
      <text:p text:style-name="P15"/>
      <text:p text:style-name="P15"><text:s text:c="12"/>// If placing queen doesn't lead to a solution, backtrack</text:p>
      <text:p text:style-name="P15"><text:s text:c="12"/>board[row][col] = 0; // Remove the queen (backtrack)</text:p>
      <text:p text:style-name="P15"><text:s text:c="8"/>}</text:p>
      <text:p text:style-name="P15"><text:s text:c="4"/>}</text:p>
      <text:p text:style-name="P15"><text:s text:c="4"/>return false;</text:p>
      <text:p text:style-name="P15">}</text:p>
      <text:p text:style-name="P15"/>
      <text:p text:style-name="P15">// Function to print the chessboard</text:p>
      <text:p text:style-name="P15">void printBoard(const vector&lt;vector&lt;int&gt;&gt;&amp; board) {</text:p>
      <text:p text:style-name="P15"><text:s text:c="4"/>for (const auto&amp; row : board) {</text:p>
      <text:p text:style-name="P15"><text:s text:c="8"/>for (int cell : row) {</text:p>
      <text:p text:style-name="P15"><text:s text:c="12"/>cout &lt;&lt; (cell ? " Q " : " . ");</text:p>
      <text:p text:style-name="P15"><text:s text:c="8"/>}</text:p>
      <text:p text:style-name="P15"><text:soft-page-break/><text:s text:c="8"/>cout &lt;&lt; endl;</text:p>
      <text:p text:style-name="P15"><text:s text:c="4"/>}</text:p>
      <text:p text:style-name="P15">}</text:p>
      <text:p text:style-name="P15"/>
      <text:p text:style-name="P15">// Function to solve N-Queens and print all solutions</text:p>
      <text:p text:style-name="P15">void solveNQueens(int n) {</text:p>
      <text:p text:style-name="P15"><text:s text:c="4"/>vector&lt;vector&lt;int&gt;&gt; board(n, vector&lt;int&gt;(n, 0)); // Create an n x n board</text:p>
      <text:p text:style-name="P15"/>
      <text:p text:style-name="P15"><text:s text:c="4"/>if (solveNQueensUtil(board, 0, n)) {</text:p>
      <text:p text:style-name="P15"><text:s text:c="8"/>printBoard(board);</text:p>
      <text:p text:style-name="P15"><text:s text:c="4"/>} else {</text:p>
      <text:p text:style-name="P15"><text:s text:c="8"/>cout &lt;&lt; "No solution exists for " &lt;&lt; n &lt;&lt; " queens." &lt;&lt; endl;</text:p>
      <text:p text:style-name="P15"><text:s text:c="4"/>}</text:p>
      <text:p text:style-name="P15">}</text:p>
      <text:p text:style-name="P15"/>
      <text:p text:style-name="P15">int main() {</text:p>
      <text:p text:style-name="P15"><text:s text:c="4"/>int n;</text:p>
      <text:p text:style-name="P15"><text:s text:c="4"/>cout &lt;&lt; "Enter the number of queens (n): ";</text:p>
      <text:p text:style-name="P15"><text:s text:c="4"/>cin &gt;&gt; n;</text:p>
      <text:p text:style-name="P15"/>
      <text:p text:style-name="P15"><text:s text:c="4"/>solveNQueens(n);</text:p>
      <text:p text:style-name="P15"><text:s text:c="4"/>return 0;</text:p>
      <text:p text:style-name="P15">}</text:p>
      <text:p text:style-name="P15"><text:span text:style-name="T1"/></text:p>
      <text:p text:style-name="P15"><text:span text:style-name="T1">Output : </text:span></text:p>
      <text:p text:style-name="P15"><text:span text:style-name="T1"/></text:p>
      <text:p text:style-name="P15">Enter the number of queens (n): 4</text:p>
      <text:p text:style-name="P15">. <text:s/>Q <text:s/>. <text:s/>. </text:p>
      <text:p text:style-name="P15">. <text:s/>. <text:s/>. <text:s/>Q </text:p>
      <text:p text:style-name="P15">Q <text:s/>. <text:s/>. <text:s/>. </text:p>
      <text:p text:style-name="P15">. <text:s/>. <text:s/>Q <text:s/>. </text:p>
      <text:p text:style-name="P15"/>
      <text:p text:style-name="P9"><text:span text:style-name="T1"/></text:p>
      <text:p text:style-name="P5"><text:span text:style-name="T1">Assignment No : 11 </text:span></text:p>
      <text:p text:style-name="P5"/>
      <text:p text:style-name="P10"><text:span text:style-name="T1">Aim : Write a program to solve the travelling salesman problem and to print the path and the cost using Branch and Bound.</text:span></text:p>
      <text:p text:style-name="P10"><text:span text:style-name="T1"/></text:p>
      <text:p text:style-name="P16"><text:span text:style-name="T1">Programme : </text:span></text:p>
      <text:p text:style-name="P16"><text:span text:style-name="T1"/></text:p>
      <text:p text:style-name="P16">#include &lt;iostream&gt;</text:p>
      <text:p text:style-name="P16">#include &lt;vector&gt;</text:p>
      <text:p text:style-name="P16">#include &lt;limits&gt;</text:p>
      <text:p text:style-name="P16"/>
      <text:p text:style-name="P16">using namespace std;</text:p>
      <text:p text:style-name="P16"/>
      <text:p text:style-name="P16">const int INF = numeric_limits&lt;int&gt;::max();</text:p>
      <text:p text:style-name="P16"/>
      <text:p text:style-name="P16">class TSP {</text:p>
      <text:p text:style-name="P16">public:</text:p>
      <text:p text:style-name="P16"><text:s text:c="4"/>TSP(int n) : n(n), minCost(INF) {</text:p>
      <text:p text:style-name="P16"><text:s text:c="8"/>cost.resize(n, vector&lt;int&gt;(n));</text:p>
      <text:p text:style-name="P16"><text:soft-page-break/><text:s text:c="8"/>visited.resize(n, false);</text:p>
      <text:p text:style-name="P16"><text:s text:c="4"/>}</text:p>
      <text:p text:style-name="P16"/>
      <text:p text:style-name="P16"><text:s text:c="4"/>void inputCostMatrix() {</text:p>
      <text:p text:style-name="P16"><text:s text:c="8"/>cout &lt;&lt; "Enter the cost matrix (" &lt;&lt; n &lt;&lt; "x" &lt;&lt; n &lt;&lt; "):" &lt;&lt; endl;</text:p>
      <text:p text:style-name="P16"><text:s text:c="8"/>for (int i = 0; i &lt; n; ++i) {</text:p>
      <text:p text:style-name="P16"><text:s text:c="12"/>for (int j = 0; j &lt; n; ++j) {</text:p>
      <text:p text:style-name="P16"><text:s text:c="16"/>cin &gt;&gt; cost[i][j];</text:p>
      <text:p text:style-name="P16"><text:s text:c="12"/>}</text:p>
      <text:p text:style-name="P16"><text:s text:c="8"/>}</text:p>
      <text:p text:style-name="P16"><text:s text:c="4"/>}</text:p>
      <text:p text:style-name="P16"/>
      <text:p text:style-name="P16"><text:s text:c="4"/>void solve() {</text:p>
      <text:p text:style-name="P16"><text:s text:c="8"/>visited[0] = true; // Start from the first city</text:p>
      <text:p text:style-name="P16"><text:s text:c="8"/>currentPath.push_back(0);</text:p>
      <text:p text:style-name="P16"><text:s text:c="8"/>branchAndBound(0, 0, 1);</text:p>
      <text:p text:style-name="P16"><text:s text:c="4"/>}</text:p>
      <text:p text:style-name="P16"/>
      <text:p text:style-name="P16"><text:s text:c="4"/>void printResult() {</text:p>
      <text:p text:style-name="P16"><text:s text:c="8"/>cout &lt;&lt; "Minimum cost: " &lt;&lt; minCost &lt;&lt; endl;</text:p>
      <text:p text:style-name="P16"><text:s text:c="8"/>cout &lt;&lt; "Path: ";</text:p>
      <text:p text:style-name="P16"><text:s text:c="8"/>for (int city : bestPath) {</text:p>
      <text:p text:style-name="P16"><text:s text:c="12"/>cout &lt;&lt; city &lt;&lt; " ";</text:p>
      <text:p text:style-name="P16"><text:s text:c="8"/>}</text:p>
      <text:p text:style-name="P16"><text:s text:c="8"/>cout &lt;&lt; endl;</text:p>
      <text:p text:style-name="P16"><text:s text:c="4"/>}</text:p>
      <text:p text:style-name="P16"/>
      <text:p text:style-name="P16">private:</text:p>
      <text:p text:style-name="P16"><text:s text:c="4"/>int n;</text:p>
      <text:p text:style-name="P16"><text:s text:c="4"/>vector&lt;vector&lt;int&gt;&gt; cost;</text:p>
      <text:p text:style-name="P16"><text:s text:c="4"/>vector&lt;bool&gt; visited;</text:p>
      <text:p text:style-name="P16"><text:s text:c="4"/>vector&lt;int&gt; currentPath;</text:p>
      <text:p text:style-name="P16"><text:s text:c="4"/>vector&lt;int&gt; bestPath;</text:p>
      <text:p text:style-name="P16"><text:s text:c="4"/>int minCost;</text:p>
      <text:p text:style-name="P16"/>
      <text:p text:style-name="P16"><text:s text:c="4"/>int calculateLowerBound(int currentCost, int level) {</text:p>
      <text:p text:style-name="P16"><text:s text:c="8"/>int lowerBound = currentCost;</text:p>
      <text:p text:style-name="P16"/>
      <text:p text:style-name="P16"><text:s text:c="8"/>for (int i = 0; i &lt; n; i++) {</text:p>
      <text:p text:style-name="P16"><text:s text:c="12"/>if (!visited[i]) {</text:p>
      <text:p text:style-name="P16"><text:s text:c="16"/>int minEdge = INF;</text:p>
      <text:p text:style-name="P16"><text:s text:c="16"/>for (int j = 0; j &lt; n; j++) {</text:p>
      <text:p text:style-name="P16"><text:s text:c="20"/>if (!visited[j] &amp;&amp; cost[i][j] &lt; minEdge) {</text:p>
      <text:p text:style-name="P16"><text:s text:c="24"/>minEdge = cost[i][j];</text:p>
      <text:p text:style-name="P16"><text:s text:c="20"/>}</text:p>
      <text:p text:style-name="P16"><text:s text:c="16"/>}</text:p>
      <text:p text:style-name="P16"><text:s text:c="16"/>if (minEdge != INF) {</text:p>
      <text:p text:style-name="P16"><text:s text:c="20"/>lowerBound += minEdge;</text:p>
      <text:p text:style-name="P16"><text:s text:c="16"/>}</text:p>
      <text:p text:style-name="P16"><text:s text:c="12"/>}</text:p>
      <text:p text:style-name="P16"><text:s text:c="8"/>}</text:p>
      <text:p text:style-name="P16"><text:s text:c="8"/>return lowerBound;</text:p>
      <text:p text:style-name="P16"><text:soft-page-break/><text:s text:c="4"/>}</text:p>
      <text:p text:style-name="P16"><text:s text:c="4"/>void branchAndBound(int currentCity, int currentCost, int level) {</text:p>
      <text:p text:style-name="P16"><text:s text:c="8"/>if (level == n) {</text:p>
      <text:p text:style-name="P16"><text:s text:c="12"/>int totalCost = currentCost + cost[currentCity][0]; // Return to start</text:p>
      <text:p text:style-name="P16"><text:s text:c="12"/>if (totalCost &lt; minCost) {</text:p>
      <text:p text:style-name="P16"><text:s text:c="16"/>minCost = totalCost;</text:p>
      <text:p text:style-name="P16"><text:s text:c="16"/>bestPath = currentPath; // Store the best path found</text:p>
      <text:p text:style-name="P16"><text:s text:c="16"/>bestPath.push_back(0); // Return to start</text:p>
      <text:p text:style-name="P16"><text:s text:c="12"/>}</text:p>
      <text:p text:style-name="P16"><text:s text:c="12"/>return;</text:p>
      <text:p text:style-name="P16"><text:s text:c="8"/>}</text:p>
      <text:p text:style-name="P16"><text:s text:c="8"/>for (int nextCity = 0; nextCity &lt; n; nextCity++) {</text:p>
      <text:p text:style-name="P16"><text:s text:c="12"/>if (!visited[nextCity] &amp;&amp; cost[currentCity][nextCity] != INF) {</text:p>
      <text:p text:style-name="P16"><text:s text:c="16"/>visited[nextCity] = true;</text:p>
      <text:p text:style-name="P16"><text:s text:c="16"/>currentPath.push_back(nextCity);</text:p>
      <text:p text:style-name="P16"><text:s text:c="16"/>int newCost = currentCost + cost[currentCity][nextCity];</text:p>
      <text:p text:style-name="P16"/>
      <text:p text:style-name="P16"><text:s text:c="16"/>int lowerBound = calculateLowerBound(newCost, level);</text:p>
      <text:p text:style-name="P16"><text:s text:c="16"/>if (lowerBound &lt; minCost) {</text:p>
      <text:p text:style-name="P16"><text:s text:c="20"/>branchAndBound(nextCity, newCost, level + 1);</text:p>
      <text:p text:style-name="P16"><text:s text:c="16"/>}</text:p>
      <text:p text:style-name="P16"/>
      <text:p text:style-name="P16"><text:s text:c="16"/>visited[nextCity] = false;</text:p>
      <text:p text:style-name="P16"><text:s text:c="16"/>currentPath.pop_back();</text:p>
      <text:p text:style-name="P16"><text:s text:c="12"/>}</text:p>
      <text:p text:style-name="P16"><text:s text:c="8"/>}</text:p>
      <text:p text:style-name="P16"><text:s text:c="4"/>}</text:p>
      <text:p text:style-name="P16">};</text:p>
      <text:p text:style-name="P16"/>
      <text:p text:style-name="P16">int main() {</text:p>
      <text:p text:style-name="P16"><text:s text:c="4"/>int n;</text:p>
      <text:p text:style-name="P16"><text:s text:c="4"/>cout &lt;&lt; "Enter the number of cities: ";</text:p>
      <text:p text:style-name="P16"><text:s text:c="4"/>cin &gt;&gt; n;</text:p>
      <text:p text:style-name="P16"/>
      <text:p text:style-name="P16"><text:s text:c="4"/>TSP tsp(n);</text:p>
      <text:p text:style-name="P16"><text:s text:c="4"/>tsp.inputCostMatrix();</text:p>
      <text:p text:style-name="P16"><text:s text:c="4"/>tsp.solve();</text:p>
      <text:p text:style-name="P16"><text:s text:c="4"/>tsp.printResult();</text:p>
      <text:p text:style-name="P16"><text:s text:c="4"/>return 0;</text:p>
      <text:p text:style-name="P16">}</text:p>
      <text:p text:style-name="P16"><text:span text:style-name="T1"/></text:p>
      <text:p text:style-name="P16"><text:span text:style-name="T1">Output : </text:span></text:p>
      <text:p text:style-name="P16"><text:span text:style-name="T1"/></text:p>
      <text:p text:style-name="P16">Enter the number of cities: 4</text:p>
      <text:p text:style-name="P16">Enter the cost matrix (4x4):</text:p>
      <text:p text:style-name="P16">0 10 15 20</text:p>
      <text:p text:style-name="P16">10 0 35 25</text:p>
      <text:p text:style-name="P16">15 35 0 30</text:p>
      <text:p text:style-name="P16">20 25 30 0</text:p>
      <text:p text:style-name="P16">Minimum cost: 80</text:p>
      <text:p text:style-name="P16">Path: 0 1 3 2 0 </text:p>
      <text:p text:style-name="P16"/>
      <text:p text:style-name="P9"><text:soft-page-break/><text:span text:style-name="T1"/></text:p>
      <text:p text:style-name="P5"><text:span text:style-name="T1"/></text:p>
      <text:p text:style-name="P1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4T09:25:13.471279237</meta:creation-date>
    <dc:date>2024-10-14T10:13:15.067821757</dc:date>
    <meta:editing-duration>PT6M21S</meta:editing-duration>
    <meta:editing-cycles>1</meta:editing-cycles>
    <meta:document-statistic meta:table-count="0" meta:image-count="0" meta:object-count="0" meta:page-count="20" meta:paragraph-count="776" meta:word-count="3566" meta:character-count="23119" meta:non-whitespace-character-count="16032"/>
    <meta:generator>LibreOffice/6.4.7.2$Linux_X86_64 LibreOffice_project/40$Build-2</meta:generator>
  </office:meta>
</office:document-meta>
</file>